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style:text-properties style:font-size-asian="20pt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>ezbox</text:p>
          </draw:text-box>
        </draw:frame>
        <draw:frame presentation:style-name="pr2" draw:layer="layout" svg:width="24.639cm" svg:height="12.179cm" svg:x="1.4cm" svg:y="4.914cm" presentation:class="subtitle">
          <draw:text-box>
            <text:p>一个开放的嵌入式系统学习平台</text:p>
            <text:p/>
            <text:p><text:span text:style-name="T1">David</text:span></text:p>
            <text:p><text:span text:style-name="T1">2012-10-2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目标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最初用于构建一个智能家庭网关，为SOHO用户提供网络共享、防火墙、网站发布及文件共享等功能；</text:p>
              </text:list-item>
              <text:list-item>
                <text:p>目前支持不同领域应用需求，如网络通信CPE设备；机械加工LinuxCNC；程序化交易系统终端</text:p>
              </text:list-item>
              <text:list-item>
                <text:p>最终一个开放的嵌入式系统学习平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设计原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简单</text:p>
                <text:p><text:span text:style-name="T2">我们坚持任何作品都是思想交流的载体，简单是思想易于让对方理解的前提，也是思想得以交流的保障。 </text:span></text:p>
              </text:list-item>
              <text:list-item>
                <text:p><text:span text:style-name="T3">开放</text:span></text:p>
                <text:p><text:span text:style-name="T2">我们承认个体思维的局限性，为了突破这个局限，开放是最有效的途径。只有在开放的环境中，我们的思想才能得以传承发展。 </text:span></text:p>
              </text:list-item>
              <text:list-item>
                <text:p>忠实原作</text:p>
                <text:p><text:span text:style-name="T2">作为思想的集散地，我们将尽可能保持原创者的思维结晶，任何融合都要保证对原作尽量少的修改。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硬件支持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Linux内核支持的硬件系统都能够用于构建ezbox。</text:p>
              </text:list-item>
              <text:list-item>
                <text:p>目前已经支持的硬件体系X86，ARM，MIPS</text:p>
              </text:list-item>
              <text:list-item>
                <text:p>目前已经支持的芯片</text:p>
              </text:list-item>
              <text:list-item>
                <text:p>X86包括x86,x86_64兼容CPU</text:p>
              </text:list-item>
              <text:list-item>
                <text:p>ARM包括s3c24xx,</text:p>
              </text:list-item>
              <text:list-item>
                <text:p>MIPS包括brcm47xx,ar71xx,ramips,lantiq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软件系统结构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内核使用Linux</text:p>
              </text:list-item>
              <text:list-item>
                <text:p>C函数库使用uClibc</text:p>
              </text:list-item>
              <text:list-item>
                <text:p>应用层核心工具集使用Busybox</text:p>
              </text:list-item>
              <text:list-item>
                <text:p>图形界面使用Nano-X</text:p>
              </text:list-item>
              <text:list-item>
                <text:p>图形开发工具集使用Fltk-1.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软件系统构建工具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ezbox软件系统编译工具集基于openwrt的系统构建工具</text:p>
              </text:list-item>
              <text:list-item>
                <text:p>ezbox核心软件系统使用squashfs文件系统存储，用户扩展软件挂载到/data目录下，并通过overlayfs与核心系统绑定，通常/data目录挂载一个可读写的文件系统</text:p>
              </text:list-item>
              <text:list-item>
                <text:p>ezbox的开发与测试主要集中在x86体系结构的硬件系统上，测试使用VirtualBox进行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开发环境-windows用户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3">
              <text:list-item>
                <text:p text:style-name="P2"><text:span text:style-name="T3">到 </text:span><text:span text:style-name="T3">www.virtualbox.org </text:span><text:span text:style-name="T3">下载最新的 </text:span><text:span text:style-name="T3">virtualbox </text:span><text:span text:style-name="T3">安装程序</text:span></text:p>
              </text:list-item>
              <text:list-item>
                <text:p text:style-name="P2"><text:span text:style-name="T3">安装 </text:span><text:span text:style-name="T3">virtualbox</text:span></text:p>
              </text:list-item>
              <text:list-item>
                <text:p text:style-name="P2"><text:span text:style-name="T3">在</text:span><text:span text:style-name="T3">virtualbox </text:span><text:span text:style-name="T3">中新建一个虚拟电脑，操作系统选择 </text:span><text:span text:style-name="T3">Linux</text:span><text:span text:style-name="T3">，版本选择 </text:span><text:span text:style-name="T3">Ubuntu</text:span><text:span text:style-name="T3">，内存大小选择</text:span><text:span text:style-name="T3">512M</text:span><text:span text:style-name="T3">或更多，创建新的虚拟硬盘，容量在</text:span><text:span text:style-name="T3">8G</text:span><text:span text:style-name="T3">或以上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开发环境-windows用户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3">
              <text:list-item>
                <text:p text:style-name="P2"><text:span text:style-name="T3">网络配置</text:span><text:span text:style-name="T3">2</text:span><text:span text:style-name="T3">张网卡，网卡</text:span><text:span text:style-name="T3">1</text:span><text:span text:style-name="T3">使用</text:span><text:span text:style-name="T3">NAT</text:span><text:span text:style-name="T3">模式，透过主机系统的网络连接与互联网相连，网卡</text:span><text:span text:style-name="T3">2</text:span><text:span text:style-name="T3">使用</text:span><text:span text:style-name="T3">host-only</text:span><text:span text:style-name="T3">模式，用于与主机系统进行网络通信</text:span></text:p>
              </text:list-item>
              <text:list-item>
                <text:p text:style-name="P2"><text:span text:style-name="T3">在新建的虚拟电脑中使用</text:span><text:span text:style-name="T3">.iso</text:span><text:span text:style-name="T3">文件安装 </text:span><text:span text:style-name="T3">Ubuntu/Linux </text:span><text:span text:style-name="T3">操作系统</text:span></text:p>
              </text:list-item>
              <text:list-item>
                <text:p text:style-name="P2"><text:span text:style-name="T3">配置虚拟电脑中的</text:span><text:span text:style-name="T3">Ubuntu</text:span><text:span text:style-name="T3">系统的网络连接，使虚拟电脑的</text:span><text:span text:style-name="T3">Ubuntu</text:span><text:span text:style-name="T3">系统可以上网以及与主机</text:span><text:span text:style-name="T3">Windows</text:span><text:span text:style-name="T3">系统进行网络通信</text:span></text:p>
              </text:list-item>
              <text:list-item>
                <text:p text:style-name="P2"><text:span text:style-name="T3">后续步骤参考 </text:span><text:span text:style-name="T3">Ubuntu/Linux </text:span><text:span text:style-name="T3">用户的操作步骤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开发环境-Ubuntu/Linux 用户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所有操作在 Ubuntu 10.04 netbook edition (Lucid) 上完成，Ubuntu 其他版本操作类似</text:p>
              </text:list-item>
              <text:list-item>
                <text:p>安装开发使用的工具软件</text:p>
              </text:list-item>
              <text:list-item>
                <text:p>ezbox@ezbox-laptop:~$ sudo apt-get install build-essential bison flex zlib1g-dev libncurses5-dev subversion quilt git-core texinfo intlto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开发环境-Ubuntu/Linux 用户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修正 /bin/sh 链接到 /bin/bash</text:p>
              </text:list-item>
              <text:list-item>
                <text:p>ezbox@ezbox-laptop:~$ sudo rm -f /bin/sh</text:p>
              </text:list-item>
              <text:list-item>
                <text:p>ezbox@ezbox-laptop:~$ sudo ln -sf bash /bin/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开发环境-Ubuntu/Linux 用户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在用户目录中建立开发使用的工作目录</text:p>
              </text:list-item>
              <text:list-item>
                <text:p>ezbox@ezbox-laptop:~$ mkdir -p workplace/ezbox</text:p>
              </text:list-item>
              <text:list-item>
                <text:p>ezbox@ezbox-laptop:~$ cd workplace/ezbox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开发环境-Ubuntu/Linux 用户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下载 ezbox 开发代码，开发代码将保存在工作目录的trunk目录下</text:p>
              </text:list-item>
              <text:list-item>
                <text:p><text:a xlink:href="mailto:ezbox@ezbox-laptop">ezbox@ezbox-laptop</text:a>:~/workplace/ezbox $ svn checkout http://ezbox.googlecode.com/svn/trunk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开发环境-Ubuntu/Linux 用户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编辑 default.mk ，设定 ezbox 的目标系统和目标发行版本</text:p>
              </text:list-item>
              <text:list-item>
                <text:p><text:a xlink:href="mailto:ezbox@ezbox-laptop">ezbox@ezbox-laptop</text:a>:~/workplace/ezbox $ cp trunk/default.mk.sample ./default.mk</text:p>
              </text:list-item>
              <text:list-item>
                <text:p><text:a xlink:href="mailto:ezbox@ezbox-laptop">ezbox@ezbox-laptop</text:a>:~/workplace/ezbox $ vi default.m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开发环境-Ubuntu/Linux 用户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<text:s text:c="4"/></text:span><text:span text:style-name="T4">default.mk </text:span><text:span text:style-name="T4">的示例，示例为构建 </text:span><text:span text:style-name="T4">ar71xx </text:span><text:span text:style-name="T4">系统的 </text:span><text:span text:style-name="T4">kuafu </text:span><text:span text:style-name="T4">发行版本，该版本可在 </text:span><text:span text:style-name="T4">TP-Link </text:span><text:span text:style-name="T4">的 </text:span><text:span text:style-name="T4">TL-WR740N </text:span><text:span text:style-name="T4">路由器上运行</text:span></text:p>
              </text:list-item>
              <text:list-item>
                <text:p><text:s text:c="4"/>#</text:p>
              </text:list-item>
              <text:list-item>
                <text:p><text:s text:c="4"/># Sample default.mk for ezbox quick start</text:p>
              </text:list-item>
              <text:list-item>
                <text:p><text:s text:c="4"/>#</text:p>
              </text:list-item>
              <text:list-item>
                <text:p><text:s text:c="4"/># DISTRO set the ezbox distro to be build</text:p>
              </text:list-item>
              <text:list-item>
                <text:p><text:s text:c="4"/># support [kuafu|huangdi|jingwei]</text:p>
              </text:list-item>
              <text:list-item>
                <text:p><text:s text:c="4"/>DISTRO := kuafu</text:p>
              </text:list-item>
              <text:list-item>
                <text:p><text:s text:c="4"/># TARGET set the ezbox target running board</text:p>
              </text:list-item>
              <text:list-item>
                <text:p><text:s text:c="4"/># support [x86|ar71xx|brcm47xx|s3c24xx]</text:p>
              </text:list-item>
              <text:list-item>
                <text:p><text:s text:c="4"/>TARGET := ar71xx</text:p>
              </text:list-item>
              <text:list-item>
                <text:p><text:s text:c="4"/># DEVICE_TYPE set the openwrt device type</text:p>
              </text:list-item>
              <text:list-item>
                <text:p><text:s text:c="4"/># Should always be ezbox</text:p>
              </text:list-item>
              <text:list-item>
                <text:p><text:s text:c="4"/>DEVICE_TYPE := ezbox</text:p>
              </text:list-item>
              <text:list-item>
                <text:p><text:s text:c="4"/># ARCH set the CPU arch, please see README to set correct TARGET/ARCH</text:p>
              </text:list-item>
              <text:list-item>
                <text:p><text:s text:c="4"/># support [i386|mips|mipsel|arm]</text:p>
              </text:list-item>
              <text:list-item>
                <text:p><text:s text:c="4"/>ARCH := mips</text:p>
              </text:list-item>
              <text:list-item>
                <text:p><text:s text:c="4"/># LOG_FILE set default build log file name</text:p>
              </text:list-item>
              <text:list-item>
                <text:p><text:s text:c="4"/># default name is at $(BASE_DIR)/$(shell date --iso=seconds)-$(DISTRO)-$(TARGET)-build.log</text:p>
              </text:list-item>
              <text:list-item>
                <text:p><text:s text:c="4"/># LOG_FILE :=</text:p>
              </text:list-item>
              <text:list-item>
                <text:p><text:s text:c="4"/># LOG_LEVEL set openwrt build log verbose level</text:p>
              </text:list-item>
              <text:list-item>
                <text:p><text:s text:c="4"/># Set it to 99 for debugging</text:p>
              </text:list-item>
              <text:list-item>
                <text:p><text:s text:c="4"/>LOG_LEVEL := 9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开发环境-Ubuntu/Linux 用户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编译目标 </text:span><text:span text:style-name="T4">ezbox </text:span><text:span text:style-name="T4">系统固件</text:span></text:p>
              </text:list-item>
              <text:list-item>
                <text:p><text:span text:style-name="T4"><text:a xlink:href="mailto:ezbox@ezbox-laptop">ezbox@ezbox-laptop</text:a></text:span><text:span text:style-name="T4">:~/workplace/ezbox $ cd trunk/</text:span></text:p>
              </text:list-item>
              <text:list-item>
                <text:p><text:span text:style-name="T4"><text:a xlink:href="mailto:ezbox@ezbox-laptop">ezbox@ezbox-laptop</text:a></text:span><text:span text:style-name="T4">:~/workplace/ezbox/trunk $ mak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发布版本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ezbox </text:span><text:span text:style-name="T4">的各个发布版本有各自的目标应用领域，用户可以根据实际需要选择适合自己应用需求的发布版本。</text:span></text:p>
              </text:list-item>
              <text:list-item>
                <text:p><text:span text:style-name="T4">夸父</text:span><text:span text:style-name="T4">(kuafu)</text:span></text:p>
              </text:list-item>
              <text:list-item>
                <text:p><text:span text:style-name="T4">黄帝</text:span><text:span text:style-name="T4">(huangdi)</text:span></text:p>
              </text:list-item>
              <text:list-item>
                <text:p><text:span text:style-name="T4">精卫</text:span><text:span text:style-name="T4">(jingwei)</text:span></text:p>
              </text:list-item>
              <text:list-item>
                <text:p><text:span text:style-name="T4">巧倕</text:span><text:span text:style-name="T4">(qiaochui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发布版本-黄帝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黄帝</text:span><text:span text:style-name="T4">(huangdi)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4"/>“</text:span><text:span text:style-name="T4">黄帝”是一个综合的一体式（</text:span><text:span text:style-name="T4">all-in-one</text:span><text:span text:style-name="T4">）嵌入式系统发布版本，该版本包含 </text:span><text:span text:style-name="T4">ezbox </text:span><text:span text:style-name="T4">所有可以支持的软件包</text:span></text:p>
              </text:list-item>
              <text:list-item>
                <text:p><text:span text:style-name="T4"><text:s text:c="4"/></text:span><text:span text:style-name="T4">如果你打算为 </text:span><text:span text:style-name="T4">ezbox </text:span><text:span text:style-name="T4">添加新的软件包支持，请使用该发布版本作为你的工作的试验基础</text:span></text:p>
              </text:list-item>
              <text:list-item>
                <text:p><text:span text:style-name="T4"><text:s text:c="4"/>“</text:span><text:span text:style-name="T4">黄帝”发布版本仅支持 </text:span><text:span text:style-name="T4">x86 </text:span><text:span text:style-name="T4">硬件体系，所有的测试使用 </text:span><text:span text:style-name="T4">VirtualBox </text:span><text:span text:style-name="T4">作为测试硬件平台 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发布版本-夸父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夸父</text:span><text:span text:style-name="T4">(kuafu)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4"/>“</text:span><text:span text:style-name="T4">夸父”是面向嵌入式系统学习的使用者而制作的发布版本，该版本仅包含一个嵌入式 </text:span><text:span text:style-name="T4">Linux </text:span><text:span text:style-name="T4">基本系统</text:span></text:p>
              </text:list-item>
              <text:list-item>
                <text:p><text:span text:style-name="T4"><text:s text:c="4"/></text:span><text:span text:style-name="T4">如果你打算为 </text:span><text:span text:style-name="T4">ezbox </text:span><text:span text:style-name="T4">添加新的硬件支持，请使用该发布版本作为你的工作的试验基础</text:span></text:p>
              </text:list-item>
              <text:list-item>
                <text:p><text:span text:style-name="T4"><text:s text:c="4"/>“</text:span><text:span text:style-name="T4">夸父”发布版本包含所有 </text:span><text:span text:style-name="T4">ezbox </text:span><text:span text:style-name="T4">已经支持的硬件体系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发布版本-精卫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精卫</text:span><text:span text:style-name="T4">(jingwei)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4"/>“</text:span><text:span text:style-name="T4">精卫”是面向计算机语音通信（</text:span><text:span text:style-name="T4">CTI</text:span><text:span text:style-name="T4">）的嵌入式系统发布版本，该版本用于构建 </text:span><text:span text:style-name="T4">VoIP </text:span><text:span text:style-name="T4">语音网关</text:span></text:p>
              </text:list-item>
              <text:list-item>
                <text:p><text:span text:style-name="T4"><text:s text:c="4"/></text:span><text:span text:style-name="T4">如果你打算构建一个数字语音网络，请使用该发布版本作为你的工作的试验基础</text:span></text:p>
              </text:list-item>
              <text:list-item>
                <text:p><text:span text:style-name="T4"><text:s text:c="4"/>“</text:span><text:span text:style-name="T4">精卫”发布版本使用市面上流行的路由器产品作为硬件平台，通过改造所用硬件平台的固件来支持语音网关功能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发布版本-巧倕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巧倕</text:span><text:span text:style-name="T4">(qiaochui)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4"/>“</text:span><text:span text:style-name="T4">巧倕”是面向计算机数字控制系统（</text:span><text:span text:style-name="T4">CNC</text:span><text:span text:style-name="T4">）的嵌入式系统发布版本，该版本用于自动化生产设备</text:span></text:p>
              </text:list-item>
              <text:list-item>
                <text:p><text:span text:style-name="T4"><text:s text:c="4"/></text:span><text:span text:style-name="T4">如果你打算构建一个廉价的</text:span><text:span text:style-name="T4">CNC</text:span><text:span text:style-name="T4">控制系统，请使用该发布版本作为你的工作的试验基础</text:span></text:p>
              </text:list-item>
              <text:list-item>
                <text:p><text:span text:style-name="T4"><text:s text:c="4"/>“</text:span><text:span text:style-name="T4">巧倕”发布版本使用</text:span><text:span text:style-name="T4">x86</text:span><text:span text:style-name="T4">个人电脑作为硬件平台，软件使用</text:span><text:span text:style-name="T4">EMC2</text:span><text:span text:style-name="T4">，通过添加运动控制外设来支持数控功能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致谢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睡着或者没睡着的各位</text:span><text:span text:style-name="T4">^_^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e </meta:initial-creator>
    <meta:creation-date>2012-10-26T23:12:29</meta:creation-date>
    <dc:date>2012-10-27T00:21:34</dc:date>
    <dc:creator>hue </dc:creator>
    <meta:editing-duration>PT58M17S</meta:editing-duration>
    <meta:editing-cycles>25</meta:editing-cycles>
    <meta:generator>LibreOffice/3.5$Linux_X86_64 LibreOffice_project/350m1$Build-2</meta:generator>
    <meta:document-statistic meta:object-count="105"/>
  </office:meta>
</office:document-meta>
</file>